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271in"/>
    </style:style>
    <style:style style:name="Table1.B" style:family="table-column">
      <style:table-column-properties style:column-width="0.59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9549in" table:align="left"/>
    </style:style>
    <style:style style:name="Table2.A" style:family="table-column">
      <style:table-column-properties style:column-width="1.954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0694in" fo:margin-left="0.4729in" fo:margin-right="0.3826in" table:align="margins"/>
    </style:style>
    <style:style style:name="Table3.A" style:family="table-column">
      <style:table-column-properties style:column-width="6.0694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299in" fo:margin-left="0.4854in" fo:margin-right="0.0097in" table:align="margins"/>
    </style:style>
    <style:style style:name="Table4.A" style:family="table-column">
      <style:table-column-properties style:column-width="6.4299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6.9188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8833in" fo:margin-left="-0.041in" fo:margin-right="0in" table:align="margins"/>
    </style:style>
    <style:style style:name="Table6.A" style:family="table-column">
      <style:table-column-properties style:column-width="6.8833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8424in" table:align="margins"/>
    </style:style>
    <style:style style:name="Table7.A" style:family="table-column">
      <style:table-column-properties style:column-width="6.8424in" style:rel-column-width="65535*"/>
    </style:style>
    <style:style style:name="Table7.A1" style:family="table-cell">
      <style:table-cell-properties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9431in" fo:margin-left="-0.016in" fo:margin-right="-0.0021in" table:align="margins"/>
    </style:style>
    <style:style style:name="Table17.A" style:family="table-column">
      <style:table-column-properties style:column-width="3.4076in" style:rel-column-width="32164*"/>
    </style:style>
    <style:style style:name="Table17.B" style:family="table-column">
      <style:table-column-properties style:column-width="3.5354in" style:rel-column-width="33371*"/>
    </style:style>
    <style:style style:name="Table17.A1" style:family="table-cell">
      <style:table-cell-properties style:vertical-align="" fo:padding="0in" fo:border="none"/>
    </style:style>
    <style:style style:name="Table17.B1" style:family="table-cell">
      <style:table-cell-properties fo:padding="0in" fo:border="none"/>
    </style:style>
    <style:style style:name="Table18" style:family="table">
      <style:table-properties style:width="1.1958in" table:align="left"/>
    </style:style>
    <style:style style:name="Table18.A" style:family="table-column">
      <style:table-column-properties style:column-width="1.1958in"/>
    </style:style>
    <style:style style:name="Table18.A1" style:family="table-cell">
      <style:table-cell-properties fo:padding="0.0382in" fo:border="none"/>
    </style:style>
    <style:style style:name="Table8" style:family="table">
      <style:table-properties style:width="3.3819in" table:align="left"/>
    </style:style>
    <style:style style:name="Table8.A" style:family="table-column">
      <style:table-column-properties style:column-width="3.3819in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A-19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JAKSAAN”</text:p>
          </table:table-cell>
        </table:table-row>
      </table:table>
      <text:p text:style-name="Standard"><text:s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BERITA ACARA </text:p>
            <text:p text:style-name="P2">PELAKSANAAN PUTUSNA HAKIM ATAS BARANG BUKTI BENDA SITAAN</text:p>
            <text:p text:style-name="P2">YANG BERSIFAT TERLARANG ATAU DILARANG DIEDARKAN</text:p>
            <text:p text:style-name="P2">YANG DIRAMPAS UNTUK NEGARA/DIMUSNAHKAN</text:p>
            <text:p text:style-name="P2">DIMANFAATKAN UNTUK KEPENTINGAN NEGARA *)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Pada hari ini {tanggal} bulan {bulan} tahun {tahun} bertempat di{tempat} kami :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[!-- BEGIN jaksaPenerima --]</text:p>
                  <text:p text:style-name="P6">{urutan}. <text:s/>Nama <text:s text:c="4"/>: {nama_pegawai}</text:p>
                  <text:p text:style-name="P6"><text:s text:c="5"/>Pangkat / NIP : {pangkat_pegawai}/{nip_pegawai}</text:p>
                  <text:p text:style-name="P6"><text:s text:c="5"/>Jabatan <text:s text:c="2"/>: {jabatan_pegawai}</text:p>
                  <text:p text:style-name="P7">[!-- END jaksaPenerima --]</text:p>
                </table:table-cell>
              </table:table-row>
            </table:table>
            <text:p text:style-name="Table_20_Contents">Berdasarkan Surat Perintah Kepala {kepala} tanggal {tanggal_kepala} Nomor {nomor} jo Putusan PN/PT/MA {putusan} No {nomor_putusan} tanggal {tanggal_putusan} dengan disaksikan oleh :</text:p>
          </table:table-cell>
        </table:table-row>
        <table:table-row>
          <table:table-cell table:style-name="Table5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6">[!-- BEGIN saksi --]</text:p>
                  <text:p text:style-name="P6">{urutan}. <text:s/>Nama <text:s text:c="4"/>: {nama_saksi}</text:p>
                  <text:p text:style-name="P6"><text:s text:c="5"/>Pangkat / NIP : {pangkat_saksi}/{nip_saksi}</text:p>
                  <text:p text:style-name="P6"><text:s text:c="5"/>Jabatan <text:s text:c="2"/>: {jabatan_saksi}</text:p>
                  <text:p text:style-name="P7">[!-- END saksi --]</text:p>
                </table:table-cell>
              </table:table-row>
            </table:table>
            <text:p text:style-name="Table_20_Contents">Telah merampas Benda Sitaan yang bersifat terlarang/dilarang untuk diedarkan, berupa {berupa} sebagaimana ketentuan peraturan perundang-undangan yang berlaku. Melihat sifatnya benda-benda tersebut dapat dipergunakan bagi kepentingan negara /harus dimusnahkan *) yang selanjutnya menyerahkan barang bukti/benda sitaan tersebut kepada :{kepada}</text:p>
          </table:table-cell>
        </table:table-row>
      </table:table>
      <text:p text:style-name="Standard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Demikianlah Berita Acara dibuat dengan sebenarnya atas kekuatan sumpah jabatan, kemudian ditutup dan ditandatangani pada hari dan tanggal tersebut diatas</text:p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">Terpidana/Pemilik Barang/</text:p>
            <text:p text:style-name="P3">Yang menerima *)</text:p>
            <text:p text:style-name="P3"/>
            <text:p text:style-name="P3"/>
            <text:p text:style-name="P3"/>
            <text:p text:style-name="P3"/>
            <text:p text:style-name="P3"/>
            <text:p text:style-name="P5">{nama_pemilik} </text:p>
            <text:p text:style-name="P4"><text:s text:c="11"/></text:p>
          </table:table-cell>
          <table:table-cell table:style-name="Table17.B1" office:value-type="string">
            <text:p text:style-name="P3"><text:s/>Jaksa Penuntut Umum</text:p>
            <text:p text:style-name="P3">Yang menyerahkan,</text:p>
            <text:p text:style-name="P3"/>
            <text:p text:style-name="P3"/>
            <text:p text:style-name="P3"/>
            <text:p text:style-name="P3"/>
            <text:p text:style-name="P3"/>
            <text:p text:style-name="P5">{nama_jaksa}</text:p>
            <text:p text:style-name="P4"><text:s text:c="12"/>{pangkat}NIP. <text:s/>{nip}</text:p>
          </table:table-cell>
        </table:table-row>
      </table:table>
      <text:p text:style-name="Standard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">Saksi-saksi :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6">[!-- BEGIN lampiransaksi --]</text:p>
            <text:p text:style-name="P6">{urutan}. <text:s/>Nama <text:s text:c="4"/>: {nama_saksi}</text:p>
            <text:p text:style-name="P6"><text:s text:c="5"/>Pangkat / NIP : {pangkat_saksi}/{nip_saksi}</text:p>
            <text:p text:style-name="P6"><text:s text:c="5"/>Jabatan <text:s text:c="2"/>: {jabatan_saksi}</text:p>
            <text:p text:style-name="P8">[!-- END lampiransaksi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0:37:47.48</meta:creation-date>
    <dc:date>2016-06-21T10:56:46.24</dc:date>
    <meta:editing-duration>PT1H1M27S</meta:editing-duration>
    <meta:editing-cycles>21</meta:editing-cycles>
    <meta:generator>OpenOffice/4.1.1$Win32 OpenOffice.org_project/411m6$Build-9775</meta:generator>
    <dc:creator>hadi wibowo</dc:creator>
    <meta:document-statistic meta:table-count="11" meta:image-count="0" meta:object-count="0" meta:page-count="1" meta:paragraph-count="37" meta:word-count="203" meta:character-count="1640"/>
  </office:meta>
</office:document-meta>
</file>